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87.51pt"/>
    </style:style>
    <style:style style:name="co4" style:family="table-column">
      <style:table-column-properties fo:break-before="auto" style:column-width="192.39pt"/>
    </style:style>
    <style:style style:name="co5" style:family="table-column">
      <style:table-column-properties fo:break-before="auto" style:column-width="279.89pt"/>
    </style:style>
    <style:style style:name="co6" style:family="table-column">
      <style:table-column-properties fo:break-before="auto" style:column-width="221.56pt"/>
    </style:style>
    <style:style style:name="co7" style:family="table-column">
      <style:table-column-properties fo:break-before="auto" style:column-width="315.3pt"/>
    </style:style>
    <style:style style:name="co8" style:family="table-column">
      <style:table-column-properties fo:break-before="auto" style:column-width="216pt"/>
    </style:style>
    <style:style style:name="co9" style:family="table-column">
      <style:table-column-properties fo:break-before="auto" style:column-width="191pt"/>
    </style:style>
    <style:style style:name="co10" style:family="table-column">
      <style:table-column-properties fo:break-before="auto" style:column-width="95.84pt"/>
    </style:style>
    <style:style style:name="co11" style:family="table-column">
      <style:table-column-properties fo:break-before="auto" style:column-width="125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mplates">
      <style:table-properties table:display="true" style:writing-mode="lr-tb" tableooo:tab-color="#34a853"/>
    </style:style>
    <style:style style:name="ta2" style:family="table" style:master-page-name="PageStyle_5f_Controlleurs_20_PHP">
      <style:table-properties table:display="true" style:writing-mode="lr-tb" tableooo:tab-color="#ff0000"/>
    </style:style>
    <style:style style:name="ta3" style:family="table" style:master-page-name="PageStyle_5f_Controlleurs_20_JS">
      <style:table-properties table:display="true" style:writing-mode="lr-tb" tableooo:tab-color="#9900ff"/>
    </style:style>
    <style:style style:name="ce1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Nom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Avancemen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e formulaire de saisie des champs de connection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formulaire_connexion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 la page d'accueil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affichage_accueil.php</text:p>
          </table:table-cell>
          <table:table-cell table:style-name="ce2" office:value-type="string" calcext:value-type="string">
            <text:p>$list: liste de tous les artistes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e formulaire de saisie des champs de création d'un compte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formulaire_creation_compte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e formulaire de saisie des champs de modification du profil artiste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formulaire_modification_artiste.php</text:p>
          </table:table-cell>
          <table:table-cell table:style-name="ce2" office:value-type="string" calcext:value-type="string">
            <text:p>$artiste(optionnel, seulement pour la modification)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e formulaire de saisie des champs de modification du profil organisateur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formulaire_modification_organisateur.php</text:p>
          </table:table-cell>
          <table:table-cell table:style-name="ce2" office:value-type="string" calcext:value-type="string">
            <text:p>$organisateur(optionnel, seulement pour la modification)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s détails d'un profil artiste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affichage_detail_artiste.php</text:p>
          </table:table-cell>
          <table:table-cell table:style-name="ce2" office:value-type="string" calcext:value-type="string">
            <text:p>$artiste: objet artiste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 la page d'accueil du profil organisateur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profil_organisateur.php</text:p>
          </table:table-cell>
          <table:table-cell table:style-name="ce2" office:value-type="string" calcext:value-type="string">
            <text:p>$list: liste d'artistes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 la page d'accueil du profil artiste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profil_artiste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 la page d'une conversation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affichage_conversation.php</text:p>
          </table:table-cell>
          <table:table-cell table:style-name="ce2" office:value-type="string" calcext:value-type="string">
            <text:p>$conversation: objet conversation contenant les messages à affiche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 la div liste_conversations_artiste</text:p>
          </table:table-cell>
          <table:table-cell table:style-name="ce2" office:value-type="string" calcext:value-type="string">
            <text:p>fragment</text:p>
          </table:table-cell>
          <table:table-cell table:style-name="ce5" office:value-type="string" calcext:value-type="string">
            <text:p>liste_conversations_artiste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 la div liste_conversations_organisateur</text:p>
          </table:table-cell>
          <table:table-cell table:style-name="ce2" office:value-type="string" calcext:value-type="string">
            <text:p>fragment</text:p>
          </table:table-cell>
          <table:table-cell table:style-name="ce5" office:value-type="string" calcext:value-type="string">
            <text:p>liste_conversations_organisateur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 la div liste_organisateurs</text:p>
          </table:table-cell>
          <table:table-cell table:style-name="ce2" office:value-type="string" calcext:value-type="string">
            <text:p>fragment</text:p>
          </table:table-cell>
          <table:table-cell table:style-name="ce5" office:value-type="string" calcext:value-type="string">
            <text:p>liste_organisateurs.php</text:p>
          </table:table-cell>
          <table:table-cell table:style-name="ce6" office:value-type="string" calcext:value-type="string">
            <text:p>Neant</text:p>
          </table:table-cell>
          <table:table-cell table:style-name="ce6" office:value-type="string" calcext:value-type="string">
            <text:p>Fa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tre en forme l'affichage de la div formulaire_message</text:p>
          </table:table-cell>
          <table:table-cell table:style-name="ce2" office:value-type="string" calcext:value-type="string">
            <text:p>fragment</text:p>
          </table:table-cell>
          <table:table-cell table:style-name="ce5" office:value-type="string" calcext:value-type="string">
            <text:p>formulaire_message.php</text:p>
          </table:table-cell>
          <table:table-cell table:style-name="ce6" office:value-type="string" calcext:value-type="string">
            <text:p>$message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 la div liste_messages</text:p>
          </table:table-cell>
          <table:table-cell table:style-name="ce2" office:value-type="string" calcext:value-type="string">
            <text:p>fragment</text:p>
          </table:table-cell>
          <table:table-cell table:style-name="ce5" office:value-type="string" calcext:value-type="string">
            <text:p>liste_messages.php</text:p>
          </table:table-cell>
          <table:table-cell table:style-name="ce2" office:value-type="string" calcext:value-type="string">
            <text:p>$conversation: objet conversation contenant les messages à affiche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'affichage de la div messages_non_lu</text:p>
          </table:table-cell>
          <table:table-cell table:style-name="ce2" office:value-type="string" calcext:value-type="string">
            <text:p>fragment</text:p>
          </table:table-cell>
          <table:table-cell table:style-name="ce5" office:value-type="string" calcext:value-type="string">
            <text:p>messages_non_lu.php</text:p>
          </table:table-cell>
          <table:table-cell table:style-name="ce2" office:value-type="string" calcext:value-type="string">
            <text:p>$nonLu: le nombre de message non lu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e formulaire d'enregistrement d'une photo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form_photo.php</text:p>
          </table:table-cell>
          <table:table-cell table:style-name="ce3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4"/>
          <table:table-cell table:number-columns-repeated="995"/>
        </table:table-row>
        <table:table-row table:style-name="ro1" table:number-rows-repeated="991">
          <table:table-cell table:style-name="ce3" table:number-columns-repeated="29"/>
          <table:table-cell table:number-columns-repeated="995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urs PHP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7" office:value-type="string" calcext:value-type="string">
            <text:p>Nom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Avancemen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xtraite liste des artistes</text:p>
            <text:p>Préparer affichage page d'accueil</text:p>
          </table:table-cell>
          <table:table-cell table:style-name="ce8" office:value-type="string" calcext:value-type="string">
            <text:p>index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Préparer affichage formulaire connexion</text:p>
          </table:table-cell>
          <table:table-cell table:style-name="ce8" office:value-type="string" calcext:value-type="string">
            <text:p>afficher_form_connexion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Vérifier si le pseudo existe:</text:p>
            <text:p>si oui:</text:p>
            <text:p>afficher page formulaire_creation_compte</text:p>
            <text:p>si non:</text:p>
            <text:p>créer le pseudo</text:p>
            <text:p>connecter l'utilisateur</text:p>
            <text:p>afficher formulaire_modification_artiste/organisateur</text:p>
          </table:table-cell>
          <table:table-cell table:style-name="ce9" office:value-type="string" calcext:value-type="string">
            <text:p>creer_pseudo.php</text:p>
          </table:table-cell>
          <table:table-cell table:style-name="ce2" office:value-type="string" calcext:value-type="string">
            <text:p>$POST pseudo &amp; mdp &amp; type_utilisateu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Préparer affichage formulaire création compte</text:p>
          </table:table-cell>
          <table:table-cell table:style-name="ce8" office:value-type="string" calcext:value-type="string">
            <text:p>afficher_form_creation_compte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Vérifier les codes de connexion</text:p>
            <text:p>si code ko:</text:p>
            <text:p>deconnecter utilisateur</text:p>
            <text:p>afficher page formulaire de connexion</text:p>
            <text:p>si code ok:</text:p>
            <text:p>connecteur l'utilisateur</text:p>
            <text:p>verifier le type_utilisateur:</text:p>
            <text:p>si artiste:</text:p>
            <text:p>afficher page profil artiste</text:p>
            <text:p>si organisateur:</text:p>
            <text:p>extraire liste des artistes</text:p>
            <text:p>afficher page profil organisateur</text:p>
          </table:table-cell>
          <table:table-cell table:style-name="ce8" office:value-type="string" calcext:value-type="string">
            <text:p>connecter.php</text:p>
          </table:table-cell>
          <table:table-cell table:style-name="ce2" office:value-type="string" calcext:value-type="string">
            <text:p>$POST pseudo&amp; mdp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Déconnecter l'utilisateur</text:p>
            <text:p>Extraite liste des artistes</text:p>
            <text:p>Préparer affichage page d'accueil</text:p>
          </table:table-cell>
          <table:table-cell table:style-name="ce8" office:value-type="string" calcext:value-type="string">
            <text:p>deconnecter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à jour le profil</text:p>
            <text:p>Afficher la page de profil artiste</text:p>
          </table:table-cell>
          <table:table-cell table:style-name="ce8" office:value-type="string" calcext:value-type="string">
            <text:p>enregistrer_profil_artiste.php</text:p>
          </table:table-cell>
          <table:table-cell table:style-name="ce2" office:value-type="string" calcext:value-type="string">
            <text:p>$POST tous les champs du formulaire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à jour le profil</text:p>
            <text:p>Extraire la liste des artistes</text:p>
            <text:p>Afficher la page de profil organisateur</text:p>
          </table:table-cell>
          <table:table-cell table:style-name="ce8" office:value-type="string" calcext:value-type="string">
            <text:p>enregistrer_profil_organisateur.php</text:p>
          </table:table-cell>
          <table:table-cell table:style-name="ce2" office:value-type="string" calcext:value-type="string">
            <text:p>$POST tous les champs du formulaire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Préparer affichage formulaire_modification_artiste</text:p>
          </table:table-cell>
          <table:table-cell table:style-name="ce8" office:value-type="string" calcext:value-type="string">
            <text:p>modifier_profil_artiste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Préparer affichage formulaire_modification_organisateur</text:p>
          </table:table-cell>
          <table:table-cell table:style-name="ce8" office:value-type="string" calcext:value-type="string">
            <text:p>modifier_profil_organisateur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xtraire la conversation</text:p>
            <text:p>Préparer affichage page conversation</text:p>
          </table:table-cell>
          <table:table-cell table:style-name="ce8" office:value-type="string" calcext:value-type="string">
            <text:p>afficher_conversation.php</text:p>
          </table:table-cell>
          <table:table-cell table:style-name="ce2" office:value-type="string" calcext:value-type="string">
            <text:p>get $id: id de la conversation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xtraire liste des artistes en fonction des critères de recherche</text:p>
          </table:table-cell>
          <table:table-cell table:style-name="ce8" office:value-type="string" calcext:value-type="string">
            <text:p>rechercher_concerts.php</text:p>
          </table:table-cell>
          <table:table-cell table:style-name="ce2" office:value-type="string" calcext:value-type="string">
            <text:p>$POST recherche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xtraire l'artiste</text:p>
            <text:p>Afficher la page detail artiste</text:p>
          </table:table-cell>
          <table:table-cell table:style-name="ce8" office:value-type="string" calcext:value-type="string">
            <text:p>afficher_detail_artiste.php</text:p>
          </table:table-cell>
          <table:table-cell table:style-name="ce2" office:value-type="string" calcext:value-type="string">
            <text:p>$GET_id artiste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Vérifier si la conversation existe:</text:p>
            <text:p>si oui:</text:p>
            <text:p>afficher page conversation</text:p>
            <text:p>si non:</text:p>
            <text:p>créer la conversation</text:p>
            <text:p>afficher page conversation</text:p>
          </table:table-cell>
          <table:table-cell table:style-name="ce8" office:value-type="string" calcext:value-type="string">
            <text:p>contacter.php</text:p>
          </table:table-cell>
          <table:table-cell table:style-name="ce2" office:value-type="string" calcext:value-type="string">
            <text:p>$GET_id artiste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registrer le message dans la bdd</text:p>
            <text:p>Récupérer les messages de la conversation</text:p>
            <text:p>Préparer affichage affichage_conversation.php</text:p>
          </table:table-cell>
          <table:table-cell table:style-name="ce8" office:value-type="string" calcext:value-type="string">
            <text:p>envoyer_message.php</text:p>
          </table:table-cell>
          <table:table-cell table:style-name="ce2" office:value-type="string" calcext:value-type="string">
            <text:p>$Get_id_conversation</text:p>
            <text:p>$POST contenu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Récupérer les messages de la conversation</text:p>
          </table:table-cell>
          <table:table-cell table:style-name="ce8" office:value-type="string" calcext:value-type="string">
            <text:p>recuperer_conversation_ajax.php</text:p>
          </table:table-cell>
          <table:table-cell table:style-name="ce2" office:value-type="string" calcext:value-type="string">
            <text:p>get $id: id de la conversation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Récupérer le message de la conversation</text:p>
            <text:p>Changer le satut du message si message non lu</text:p>
          </table:table-cell>
          <table:table-cell table:style-name="ce8" office:value-type="string" calcext:value-type="string">
            <text:p>recuperer_message_ajax.php</text:p>
          </table:table-cell>
          <table:table-cell table:style-name="ce2" office:value-type="string" calcext:value-type="string">
            <text:p>get $id: id du message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Récupérer liste des conversations archivées orga</text:p>
          </table:table-cell>
          <table:table-cell table:style-name="ce8" office:value-type="string" calcext:value-type="string">
            <text:p>recuperer_conversations_archivees_orga_ajax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Récupérer liste des conversations encours orga</text:p>
          </table:table-cell>
          <table:table-cell table:style-name="ce8" office:value-type="string" calcext:value-type="string">
            <text:p>recuperer_conversations_encours_orga_ajax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Récupérer liste des conversations archivées artiste</text:p>
          </table:table-cell>
          <table:table-cell table:style-name="ce8" office:value-type="string" calcext:value-type="string">
            <text:p>recuperer_conversations_archivees_artiste_ajax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Récupérer liste des conversations encours artiste</text:p>
          </table:table-cell>
          <table:table-cell table:style-name="ce8" office:value-type="string" calcext:value-type="string">
            <text:p>recuperer_conversations_encours_artiste_ajax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Récupérer liste des conversations encours artiste</text:p>
          </table:table-cell>
          <table:table-cell table:style-name="ce8" office:value-type="string" calcext:value-type="string">
            <text:p>recuperer_organisateurs_pour_artiste_ajax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3" office:value-type="string" calcext:value-type="string">
            <text:p>Controleur pour Ajax:</text:p>
            <text:p>Récupérer les messages non lu de l'utilisateur</text:p>
          </table:table-cell>
          <table:table-cell table:style-name="ce8" office:value-type="string" calcext:value-type="string">
            <text:p>recuperer_messages_non_lu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3" office:value-type="string" calcext:value-type="string">
            <text:p>Modifier le statut de la conversation</text:p>
            <text:p>Préparer affichage la page de profil en fonction du type_utilisateur</text:p>
          </table:table-cell>
          <table:table-cell table:style-name="ce8" office:value-type="string" calcext:value-type="string">
            <text:p>modifier_statut_conversation.php</text:p>
          </table:table-cell>
          <table:table-cell table:style-name="ce3" office:value-type="string" calcext:value-type="string">
            <text:p>$_GET["id_conversation"]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3" office:value-type="string" calcext:value-type="string">
            <text:p>Préparer affichage page form_photo</text:p>
          </table:table-cell>
          <table:table-cell table:style-name="ce8" office:value-type="string" calcext:value-type="string">
            <text:p>afficher_form_photo.php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3" office:value-type="string" calcext:value-type="string">
            <text:p>Enregistrer la photo</text:p>
            <text:p>Préparer affichage profil_artiste ou profil_organisateur</text:p>
          </table:table-cell>
          <table:table-cell table:style-name="ce8" office:value-type="string" calcext:value-type="string">
            <text:p>enregistrer_photo.php</text:p>
          </table:table-cell>
          <table:table-cell table:style-name="ce3" office:value-type="string" calcext:value-type="string">
            <text:p>$_FILES de la photo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3" office:value-type="string" calcext:value-type="string">
            <text:p>Supprimer la photo</text:p>
            <text:p>Préparer affichage profil_artiste ou profil_organisateur</text:p>
          </table:table-cell>
          <table:table-cell table:style-name="ce8" office:value-type="string" calcext:value-type="string">
            <text:p>supprimer_photo.php</text:p>
          </table:table-cell>
          <table:table-cell table:style-name="ce3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 table:number-rows-repeated="981">
          <table:table-cell table:style-name="ce3" table:number-columns-repeated="29"/>
          <table:table-cell table:number-columns-repeated="995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urs J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0" office:value-type="string" calcext:value-type="string">
            <text:p>Nom de fonctions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Avancemen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e message de la conversation</text:p>
          </table:table-cell>
          <table:table-cell table:style-name="ce11" office:value-type="string" calcext:value-type="string">
            <text:p>demanderMessage</text:p>
          </table:table-cell>
          <table:table-cell table:style-name="ce2" office:value-type="string" calcext:value-type="string">
            <text:p>$id: id du message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Afficher le formulaire de réponse</text:p>
          </table:table-cell>
          <table:table-cell table:style-name="ce12" office:value-type="string" calcext:value-type="string">
            <text:p>afficherMessage</text:p>
          </table:table-cell>
          <table:table-cell table:style-name="ce2" office:value-type="string" calcext:value-type="string">
            <text:p>Fragment : code HTML à affiche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Afficher les messages la conversation</text:p>
          </table:table-cell>
          <table:table-cell table:style-name="ce11" office:value-type="string" calcext:value-type="string">
            <text:p>afficherMessagesConversation</text:p>
          </table:table-cell>
          <table:table-cell table:style-name="ce2" office:value-type="string" calcext:value-type="string">
            <text:p>Fragment : code HTML à affiche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es messages de la conversation</text:p>
          </table:table-cell>
          <table:table-cell table:style-name="ce11" office:value-type="string" calcext:value-type="string">
            <text:p>demanderMessagesConversation</text:p>
          </table:table-cell>
          <table:table-cell table:style-name="ce2" office:value-type="string" calcext:value-type="string">
            <text:p>$id: id de la conversation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Afficher la liste des conversations orga</text:p>
          </table:table-cell>
          <table:table-cell table:style-name="ce11" office:value-type="string" calcext:value-type="string">
            <text:p>afficherConversationsOrga</text:p>
          </table:table-cell>
          <table:table-cell table:style-name="ce2" office:value-type="string" calcext:value-type="string">
            <text:p>Fragment : code HTML à affiche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es conversations archivées orga</text:p>
          </table:table-cell>
          <table:table-cell table:style-name="ce11" office:value-type="string" calcext:value-type="string">
            <text:p>demanderConversationsArchiveesOrga</text:p>
          </table:table-cell>
          <table:table-cell table:style-name="ce2" office:value-type="string" calcext:value-type="string">
            <text:p>id utilisateu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es conversations encours orga</text:p>
          </table:table-cell>
          <table:table-cell table:style-name="ce11" office:value-type="string" calcext:value-type="string">
            <text:p>demanderConversationsEncoursOrga</text:p>
          </table:table-cell>
          <table:table-cell table:style-name="ce2" office:value-type="string" calcext:value-type="string">
            <text:p>id utilisateu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Afficher la liste des conversations artiste</text:p>
          </table:table-cell>
          <table:table-cell table:style-name="ce11" office:value-type="string" calcext:value-type="string">
            <text:p>afficherConversationsArtiste</text:p>
          </table:table-cell>
          <table:table-cell table:style-name="ce2" office:value-type="string" calcext:value-type="string">
            <text:p>Fragment : code HTML à affiche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es conversations archivées artiste</text:p>
          </table:table-cell>
          <table:table-cell table:style-name="ce11" office:value-type="string" calcext:value-type="string">
            <text:p>demanderConversationsArchiveesArtiste</text:p>
          </table:table-cell>
          <table:table-cell table:style-name="ce2" office:value-type="string" calcext:value-type="string">
            <text:p>id utilisateu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es conversations encours artiste</text:p>
          </table:table-cell>
          <table:table-cell table:style-name="ce11" office:value-type="string" calcext:value-type="string">
            <text:p>demanderConversationsEncoursArtiste</text:p>
          </table:table-cell>
          <table:table-cell table:style-name="ce2" office:value-type="string" calcext:value-type="string">
            <text:p>id utilisateu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3" office:value-type="string" calcext:value-type="string">
            <text:p>En js: récupérer les messages non lus de l'utilisateur</text:p>
          </table:table-cell>
          <table:table-cell table:style-name="ce11" office:value-type="string" calcext:value-type="string">
            <text:p>demanderMessagesNonLu</text:p>
          </table:table-cell>
          <table:table-cell table:style-name="ce2" office:value-type="string" calcext:value-type="string">
            <text:p>Neant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>
          <table:table-cell table:style-name="ce3" office:value-type="string" calcext:value-type="string">
            <text:p>En js: afficher le nombre de messages non lu</text:p>
          </table:table-cell>
          <table:table-cell table:style-name="ce11" office:value-type="string" calcext:value-type="string">
            <text:p>afficherMessagesNonLu</text:p>
          </table:table-cell>
          <table:table-cell table:style-name="ce2" office:value-type="string" calcext:value-type="string">
            <text:p>Fragment : code HTML à afficher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5"/>
          <table:table-cell table:number-columns-repeated="995"/>
        </table:table-row>
        <table:table-row table:style-name="ro1" table:number-rows-repeated="986">
          <table:table-cell table:style-name="ce3" table:number-columns-repeated="29"/>
          <table:table-cell table:number-columns-repeated="995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s" style:display-name="PageStyle_Templ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urs_20_PHP" style:display-name="PageStyle_Controlleurs PH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urs_20_JS" style:display-name="PageStyle_Controlleurs J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49" meta:object-count="0"/>
    <meta:generator>LibreOfficeDev/6.0.5.2$Linux_X86_64 LibreOffice_project/</meta:generator>
  </office:meta>
</office:document-meta>
</file>